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3.152cm"/>
    </style:style>
    <style:style style:name="co4" style:family="table-column">
      <style:table-column-properties fo:break-before="auto" style:column-width="4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35cm" svg:height="9.005cm" svg:x="19.955cm" svg:y="2.975cm">
            <draw:object draw:notify-on-update-of-ranges="Sheet1.A2:Sheet1.A26 Sheet1.A2:Sheet1.A26 Sheet1.D2:Sheet1.D26 Sheet1.F2:Sheet1.F26 Sheet1.F2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Tension mesurée (V)</text:p>
          </table:table-cell>
          <table:table-cell table:style-name="ce1" office:value-type="string" calcext:value-type="string">
            <text:p>Lecture ADC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Distance (m)</text:p>
          </table:table-cell>
          <table:table-cell table:style-name="ce1" office:value-type="string" calcext:value-type="string">
            <text:p>Distance calculée (m)</text:p>
          </table:table-cell>
          <table:table-cell table:style-name="ce1" office:value-type="string" calcext:value-type="string">
            <text:p>Erreur de calcul (m)</text:p>
          </table:table-cell>
          <table:table-cell table:style-name="ce6" table:number-columns-repeated="1018"/>
        </table:table-row>
        <table:table-row table:style-name="ro2">
          <table:table-cell office:value-type="float" office:value="0.024" calcext:value-type="float">
            <text:p>0,024</text:p>
          </table:table-cell>
          <table:table-cell table:style-name="ce3" table:formula="of:=[.A2]/3.4*1023" office:value-type="float" office:value="7.22117647058824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table:style-name="ce4" table:formula="of:=[.C2]/100" office:value-type="float" office:value="2.3" calcext:value-type="float">
            <text:p>2,30</text:p>
          </table:table-cell>
          <table:table-cell table:style-name="ce4" table:formula="of:=(0.034*[.A2]*[.A2]*[.A2]*[.A2])+(-0.424*[.A2]*[.A2]*[.A2])+(1.76*[.A2]*[.A2])-(3.127*[.A2])+2.388" office:value-type="float" office:value="2.31395990990438" calcext:value-type="float">
            <text:p>2,31</text:p>
          </table:table-cell>
          <table:table-cell table:style-name="ce5" table:formula="of:=[.E2]-[.D2]" office:value-type="float" office:value="0.0139599099043841" calcext:value-type="float">
            <text:p>0,014</text:p>
          </table:table-cell>
          <table:table-cell table:number-columns-repeated="1018"/>
        </table:table-row>
        <table:table-row table:style-name="ro2">
          <table:table-cell office:value-type="float" office:value="0.04" calcext:value-type="float">
            <text:p>0,04</text:p>
          </table:table-cell>
          <table:table-cell table:style-name="ce3" table:formula="of:=[.A3]/3.4*1023" office:value-type="float" office:value="12.0352941176471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table:style-name="ce4" table:formula="of:=[.C3]/100" office:value-type="float" office:value="2.25" calcext:value-type="float">
            <text:p>2,25</text:p>
          </table:table-cell>
          <table:table-cell table:style-name="ce4" table:formula="of:=(0.034*[.A3]*[.A3]*[.A3]*[.A3])+(-0.424*[.A3]*[.A3]*[.A3])+(1.76*[.A3]*[.A3])-(3.127*[.A3])+2.388" office:value-type="float" office:value="2.26570895104" calcext:value-type="float">
            <text:p>2,27</text:p>
          </table:table-cell>
          <table:table-cell table:style-name="ce5" table:formula="of:=[.E3]-[.D3]" office:value-type="float" office:value="0.0157089510399997" calcext:value-type="float">
            <text:p>0,016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,05</text:p>
          </table:table-cell>
          <table:table-cell table:style-name="ce3" table:formula="of:=[.A4]/3.4*1023" office:value-type="float" office:value="15.0441176470588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table:style-name="ce4" table:formula="of:=[.C4]/100" office:value-type="float" office:value="2.2" calcext:value-type="float">
            <text:p>2,20</text:p>
          </table:table-cell>
          <table:table-cell table:style-name="ce4" table:formula="of:=(0.034*[.A4]*[.A4]*[.A4]*[.A4])+(-0.424*[.A4]*[.A4]*[.A4])+(1.76*[.A4]*[.A4])-(3.127*[.A4])+2.388" office:value-type="float" office:value="2.2359972125" calcext:value-type="float">
            <text:p>2,24</text:p>
          </table:table-cell>
          <table:table-cell table:style-name="ce5" table:formula="of:=[.E4]-[.D4]" office:value-type="float" office:value="0.0359972124999999" calcext:value-type="float">
            <text:p>0,036</text:p>
          </table:table-cell>
          <table:table-cell table:number-columns-repeated="1018"/>
        </table:table-row>
        <table:table-row table:style-name="ro2">
          <table:table-cell office:value-type="float" office:value="0.09" calcext:value-type="float">
            <text:p>0,09</text:p>
          </table:table-cell>
          <table:table-cell table:style-name="ce3" table:formula="of:=[.A5]/3.4*1023" office:value-type="float" office:value="27.0794117647059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style-name="ce4" table:formula="of:=[.C5]/100" office:value-type="float" office:value="2.1" calcext:value-type="float">
            <text:p>2,10</text:p>
          </table:table-cell>
          <table:table-cell table:style-name="ce4" table:formula="of:=(0.034*[.A5]*[.A5]*[.A5]*[.A5])+(-0.424*[.A5]*[.A5]*[.A5])+(1.76*[.A5]*[.A5])-(3.127*[.A5])+2.388" office:value-type="float" office:value="2.12051913474" calcext:value-type="float">
            <text:p>2,12</text:p>
          </table:table-cell>
          <table:table-cell table:style-name="ce5" table:formula="of:=[.E5]-[.D5]" office:value-type="float" office:value="0.0205191347399998" calcext:value-type="float">
            <text:p>0,021</text:p>
          </table:table-cell>
          <table:table-cell table:number-columns-repeated="1018"/>
        </table:table-row>
        <table:table-row table:style-name="ro2">
          <table:table-cell office:value-type="float" office:value="0.135" calcext:value-type="float">
            <text:p>0,135</text:p>
          </table:table-cell>
          <table:table-cell table:style-name="ce3" table:formula="of:=[.A6]/3.4*1023" office:value-type="float" office:value="40.6191176470588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style-name="ce4" table:formula="of:=[.C6]/100" office:value-type="float" office:value="2" calcext:value-type="float">
            <text:p>2,00</text:p>
          </table:table-cell>
          <table:table-cell table:style-name="ce4" table:formula="of:=(0.034*[.A6]*[.A6]*[.A6]*[.A6])+(-0.424*[.A6]*[.A6]*[.A6])+(1.76*[.A6]*[.A6])-(3.127*[.A6])+2.388" office:value-type="float" office:value="1.99689909412125" calcext:value-type="float">
            <text:p>2,00</text:p>
          </table:table-cell>
          <table:table-cell table:style-name="ce5" table:formula="of:=[.E6]-[.D6]" office:value-type="float" office:value="-0.00310090587875012" calcext:value-type="float">
            <text:p>-0,003</text:p>
          </table:table-cell>
          <table:table-cell table:number-columns-repeated="1018"/>
        </table:table-row>
        <table:table-row table:style-name="ro2">
          <table:table-cell office:value-type="float" office:value="0.18" calcext:value-type="float">
            <text:p>0,18</text:p>
          </table:table-cell>
          <table:table-cell table:style-name="ce3" table:formula="of:=[.A7]/3.4*1023" office:value-type="float" office:value="54.1588235294118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style-name="ce4" table:formula="of:=[.C7]/100" office:value-type="float" office:value="1.9" calcext:value-type="float">
            <text:p>1,90</text:p>
          </table:table-cell>
          <table:table-cell table:style-name="ce4" table:formula="of:=(0.034*[.A7]*[.A7]*[.A7]*[.A7])+(-0.424*[.A7]*[.A7]*[.A7])+(1.76*[.A7]*[.A7])-(3.127*[.A7])+2.388" office:value-type="float" office:value="1.87972692384" calcext:value-type="float">
            <text:p>1,88</text:p>
          </table:table-cell>
          <table:table-cell table:style-name="ce5" table:formula="of:=[.E7]-[.D7]" office:value-type="float" office:value="-0.0202730761600001" calcext:value-type="float">
            <text:p>-0,020</text:p>
          </table:table-cell>
          <table:table-cell table:number-columns-repeated="1018"/>
        </table:table-row>
        <table:table-row table:style-name="ro2">
          <table:table-cell office:value-type="float" office:value="0.23" calcext:value-type="float">
            <text:p>0,23</text:p>
          </table:table-cell>
          <table:table-cell table:style-name="ce3" table:formula="of:=[.A8]/3.4*1023" office:value-type="float" office:value="69.2029411764706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table:style-name="ce4" table:formula="of:=[.C8]/100" office:value-type="float" office:value="1.8" calcext:value-type="float">
            <text:p>1,80</text:p>
          </table:table-cell>
          <table:table-cell table:style-name="ce4" table:formula="of:=(0.034*[.A8]*[.A8]*[.A8]*[.A8])+(-0.424*[.A8]*[.A8]*[.A8])+(1.76*[.A8]*[.A8])-(3.127*[.A8])+2.388" office:value-type="float" office:value="1.75683033794" calcext:value-type="float">
            <text:p>1,76</text:p>
          </table:table-cell>
          <table:table-cell table:style-name="ce5" table:formula="of:=[.E8]-[.D8]" office:value-type="float" office:value="-0.0431696620600002" calcext:value-type="float">
            <text:p>-0,043</text:p>
          </table:table-cell>
          <table:table-cell table:number-columns-repeated="1018"/>
        </table:table-row>
        <table:table-row table:style-name="ro2">
          <table:table-cell office:value-type="float" office:value="0.277" calcext:value-type="float">
            <text:p>0,277</text:p>
          </table:table-cell>
          <table:table-cell table:style-name="ce3" table:formula="of:=[.A9]/3.4*1023" office:value-type="float" office:value="83.3444117647059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table:style-name="ce4" table:formula="of:=[.C9]/100" office:value-type="float" office:value="1.7" calcext:value-type="float">
            <text:p>1,70</text:p>
          </table:table-cell>
          <table:table-cell table:style-name="ce4" table:formula="of:=(0.034*[.A9]*[.A9]*[.A9]*[.A9])+(-0.424*[.A9]*[.A9]*[.A9])+(1.76*[.A9]*[.A9])-(3.127*[.A9])+2.388" office:value-type="float" office:value="1.64805254194899" calcext:value-type="float">
            <text:p>1,65</text:p>
          </table:table-cell>
          <table:table-cell table:style-name="ce5" table:formula="of:=[.E9]-[.D9]" office:value-type="float" office:value="-0.051947458051006" calcext:value-type="float">
            <text:p>-0,052</text:p>
          </table:table-cell>
          <table:table-cell table:number-columns-repeated="1018"/>
        </table:table-row>
        <table:table-row table:style-name="ro2">
          <table:table-cell office:value-type="float" office:value="0.317" calcext:value-type="float">
            <text:p>0,317</text:p>
          </table:table-cell>
          <table:table-cell table:style-name="ce3" table:formula="of:=[.A10]/3.4*1023" office:value-type="float" office:value="95.379705882353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table:style-name="ce4" table:formula="of:=[.C10]/100" office:value-type="float" office:value="1.6" calcext:value-type="float">
            <text:p>1,60</text:p>
          </table:table-cell>
          <table:table-cell table:style-name="ce4" table:formula="of:=(0.034*[.A10]*[.A10]*[.A10]*[.A10])+(-0.424*[.A10]*[.A10]*[.A10])+(1.76*[.A10]*[.A10])-(3.127*[.A10])+2.388" office:value-type="float" office:value="1.56043844781811" calcext:value-type="float">
            <text:p>1,56</text:p>
          </table:table-cell>
          <table:table-cell table:style-name="ce5" table:formula="of:=[.E10]-[.D10]" office:value-type="float" office:value="-0.039561552181886" calcext:value-type="float">
            <text:p>-0,040</text:p>
          </table:table-cell>
          <table:table-cell table:number-columns-repeated="1018"/>
        </table:table-row>
        <table:table-row table:style-name="ro2">
          <table:table-cell office:value-type="float" office:value="0.357" calcext:value-type="float">
            <text:p>0,357</text:p>
          </table:table-cell>
          <table:table-cell table:style-name="ce3" table:formula="of:=[.A11]/3.4*1023" office:value-type="float" office:value="107.415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table:style-name="ce4" table:formula="of:=[.C11]/100" office:value-type="float" office:value="1.5" calcext:value-type="float">
            <text:p>1,50</text:p>
          </table:table-cell>
          <table:table-cell table:style-name="ce4" table:formula="of:=(0.034*[.A11]*[.A11]*[.A11]*[.A11])+(-0.424*[.A11]*[.A11]*[.A11])+(1.76*[.A11]*[.A11])-(3.127*[.A11])+2.388" office:value-type="float" office:value="1.47723181018643" calcext:value-type="float">
            <text:p>1,48</text:p>
          </table:table-cell>
          <table:table-cell table:style-name="ce5" table:formula="of:=[.E11]-[.D11]" office:value-type="float" office:value="-0.0227681898135661" calcext:value-type="float">
            <text:p>-0,023</text:p>
          </table:table-cell>
          <table:table-cell table:number-columns-repeated="1018"/>
        </table:table-row>
        <table:table-row table:style-name="ro2">
          <table:table-cell office:value-type="float" office:value="0.404" calcext:value-type="float">
            <text:p>0,404</text:p>
          </table:table-cell>
          <table:table-cell table:style-name="ce3" table:formula="of:=[.A12]/3.4*1023" office:value-type="float" office:value="121.556470588235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style-name="ce4" table:formula="of:=[.C12]/100" office:value-type="float" office:value="1.4" calcext:value-type="float">
            <text:p>1,40</text:p>
          </table:table-cell>
          <table:table-cell table:style-name="ce4" table:formula="of:=(0.034*[.A12]*[.A12]*[.A12]*[.A12])+(-0.424*[.A12]*[.A12]*[.A12])+(1.76*[.A12]*[.A12])-(3.127*[.A12])+2.388" office:value-type="float" office:value="1.3848996537943" calcext:value-type="float">
            <text:p>1,38</text:p>
          </table:table-cell>
          <table:table-cell table:style-name="ce5" table:formula="of:=[.E12]-[.D12]" office:value-type="float" office:value="-0.015100346205696" calcext:value-type="float">
            <text:p>-0,015</text:p>
          </table:table-cell>
          <table:table-cell table:number-columns-repeated="1018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3" table:formula="of:=[.A13]/3.4*1023" office:value-type="float" office:value="136.299705882353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style-name="ce4" table:formula="of:=[.C13]/100" office:value-type="float" office:value="1.3" calcext:value-type="float">
            <text:p>1,30</text:p>
          </table:table-cell>
          <table:table-cell table:style-name="ce4" table:formula="of:=(0.034*[.A13]*[.A13]*[.A13]*[.A13])+(-0.424*[.A13]*[.A13]*[.A13])+(1.76*[.A13]*[.A13])-(3.127*[.A13])+2.388" office:value-type="float" office:value="1.29465370189715" calcext:value-type="float">
            <text:p>1,29</text:p>
          </table:table-cell>
          <table:table-cell table:style-name="ce5" table:formula="of:=[.E13]-[.D13]" office:value-type="float" office:value="-0.00534629810284604" calcext:value-type="float">
            <text:p>-0,005</text:p>
          </table:table-cell>
          <table:table-cell table:number-columns-repeated="1018"/>
        </table:table-row>
        <table:table-row table:style-name="ro2">
          <table:table-cell office:value-type="float" office:value="0.492" calcext:value-type="float">
            <text:p>0,492</text:p>
          </table:table-cell>
          <table:table-cell table:style-name="ce3" table:formula="of:=[.A14]/3.4*1023" office:value-type="float" office:value="148.034117647059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table:style-name="ce4" table:formula="of:=[.C14]/100" office:value-type="float" office:value="1.2" calcext:value-type="float">
            <text:p>1,20</text:p>
          </table:table-cell>
          <table:table-cell table:style-name="ce4" table:formula="of:=(0.034*[.A14]*[.A14]*[.A14]*[.A14])+(-0.424*[.A14]*[.A14]*[.A14])+(1.76*[.A14]*[.A14])-(3.127*[.A14])+2.388" office:value-type="float" office:value="1.22704438241126" calcext:value-type="float">
            <text:p>1,23</text:p>
          </table:table-cell>
          <table:table-cell table:style-name="ce5" table:formula="of:=[.E14]-[.D14]" office:value-type="float" office:value="0.0270443824112641" calcext:value-type="float">
            <text:p>0,027</text:p>
          </table:table-cell>
          <table:table-cell table:number-columns-repeated="1018"/>
        </table:table-row>
        <table:table-row table:style-name="ro2">
          <table:table-cell office:value-type="float" office:value="0.55" calcext:value-type="float">
            <text:p>0,55</text:p>
          </table:table-cell>
          <table:table-cell table:style-name="ce3" table:formula="of:=[.A15]/3.4*1023" office:value-type="float" office:value="165.485294117647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style-name="ce4" table:formula="of:=[.C15]/100" office:value-type="float" office:value="1.1" calcext:value-type="float">
            <text:p>1,10</text:p>
          </table:table-cell>
          <table:table-cell table:style-name="ce4" table:formula="of:=(0.034*[.A15]*[.A15]*[.A15]*[.A15])+(-0.424*[.A15]*[.A15]*[.A15])+(1.76*[.A15]*[.A15])-(3.127*[.A15])+2.388" office:value-type="float" office:value="1.1331182125" calcext:value-type="float">
            <text:p>1,13</text:p>
          </table:table-cell>
          <table:table-cell table:style-name="ce5" table:formula="of:=[.E15]-[.D15]" office:value-type="float" office:value="0.0331182124999998" calcext:value-type="float">
            <text:p>0,033</text:p>
          </table:table-cell>
          <table:table-cell table:number-columns-repeated="1018"/>
        </table:table-row>
        <table:table-row table:style-name="ro2">
          <table:table-cell office:value-type="float" office:value="0.61" calcext:value-type="float">
            <text:p>0,61</text:p>
          </table:table-cell>
          <table:table-cell table:style-name="ce3" table:formula="of:=[.A16]/3.4*1023" office:value-type="float" office:value="183.538235294118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style-name="ce4" table:formula="of:=[.C16]/100" office:value-type="float" office:value="1" calcext:value-type="float">
            <text:p>1,00</text:p>
          </table:table-cell>
          <table:table-cell table:style-name="ce4" table:formula="of:=(0.034*[.A16]*[.A16]*[.A16]*[.A16])+(-0.424*[.A16]*[.A16]*[.A16])+(1.76*[.A16]*[.A16])-(3.127*[.A16])+2.388" office:value-type="float" office:value="1.04389364194" calcext:value-type="float">
            <text:p>1,04</text:p>
          </table:table-cell>
          <table:table-cell table:style-name="ce5" table:formula="of:=[.E16]-[.D16]" office:value-type="float" office:value="0.04389364194" calcext:value-type="float">
            <text:p>0,044</text:p>
          </table:table-cell>
          <table:table-cell table:number-columns-repeated="1018"/>
        </table:table-row>
        <table:table-row table:style-name="ro2">
          <table:table-cell office:value-type="float" office:value="0.692" calcext:value-type="float">
            <text:p>0,692</text:p>
          </table:table-cell>
          <table:table-cell table:style-name="ce3" table:formula="of:=[.A17]/3.4*1023" office:value-type="float" office:value="208.210588235294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style-name="ce4" table:formula="of:=[.C17]/100" office:value-type="float" office:value="0.9" calcext:value-type="float">
            <text:p>0,90</text:p>
          </table:table-cell>
          <table:table-cell table:style-name="ce4" table:formula="of:=(0.034*[.A17]*[.A17]*[.A17]*[.A17])+(-0.424*[.A17]*[.A17]*[.A17])+(1.76*[.A17]*[.A17])-(3.127*[.A17])+2.388" office:value-type="float" office:value="0.934210676324864" calcext:value-type="float">
            <text:p>0,93</text:p>
          </table:table-cell>
          <table:table-cell table:style-name="ce5" table:formula="of:=[.E17]-[.D17]" office:value-type="float" office:value="0.0342106763248641" calcext:value-type="float">
            <text:p>0,034</text:p>
          </table:table-cell>
          <table:table-cell table:number-columns-repeated="1018"/>
        </table:table-row>
        <table:table-row table:style-name="ro2">
          <table:table-cell office:value-type="float" office:value="0.788" calcext:value-type="float">
            <text:p>0,788</text:p>
          </table:table-cell>
          <table:table-cell table:style-name="ce3" table:formula="of:=[.A18]/3.4*1023" office:value-type="float" office:value="237.09529411764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table:style-name="ce4" table:formula="of:=[.C18]/100" office:value-type="float" office:value="0.8" calcext:value-type="float">
            <text:p>0,80</text:p>
          </table:table-cell>
          <table:table-cell table:style-name="ce4" table:formula="of:=(0.034*[.A18]*[.A18]*[.A18]*[.A18])+(-0.424*[.A18]*[.A18]*[.A18])+(1.76*[.A18]*[.A18])-(3.127*[.A18])+2.388" office:value-type="float" office:value="0.822430027610624" calcext:value-type="float">
            <text:p>0,82</text:p>
          </table:table-cell>
          <table:table-cell table:style-name="ce5" table:formula="of:=[.E18]-[.D18]" office:value-type="float" office:value="0.022430027610624" calcext:value-type="float">
            <text:p>0,022</text:p>
          </table:table-cell>
          <table:table-cell table:number-columns-repeated="1018"/>
        </table:table-row>
        <table:table-row table:style-name="ro2">
          <table:table-cell office:value-type="float" office:value="0.904" calcext:value-type="float">
            <text:p>0,904</text:p>
          </table:table-cell>
          <table:table-cell table:style-name="ce3" table:formula="of:=[.A19]/3.4*1023" office:value-type="float" office:value="271.997647058824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table:style-name="ce4" table:formula="of:=[.C19]/100" office:value-type="float" office:value="0.7" calcext:value-type="float">
            <text:p>0,70</text:p>
          </table:table-cell>
          <table:table-cell table:style-name="ce4" table:formula="of:=(0.034*[.A19]*[.A19]*[.A19]*[.A19])+(-0.424*[.A19]*[.A19]*[.A19])+(1.76*[.A19]*[.A19])-(3.127*[.A19])+2.388" office:value-type="float" office:value="0.708963163746304" calcext:value-type="float">
            <text:p>0,71</text:p>
          </table:table-cell>
          <table:table-cell table:style-name="ce5" table:formula="of:=[.E19]-[.D19]" office:value-type="float" office:value="0.00896316374630435" calcext:value-type="float">
            <text:p>0,009</text:p>
          </table:table-cell>
          <table:table-cell table:number-columns-repeated="1018"/>
        </table:table-row>
        <table:table-row table:style-name="ro2">
          <table:table-cell office:value-type="float" office:value="1.047" calcext:value-type="float">
            <text:p>1,047</text:p>
          </table:table-cell>
          <table:table-cell table:style-name="ce3" table:formula="of:=[.A20]/3.4*1023" office:value-type="float" office:value="315.023823529412" calcext:value-type="float">
            <text:p>315</text:p>
          </table:table-cell>
          <table:table-cell office:value-type="float" office:value="60" calcext:value-type="float">
            <text:p>60</text:p>
          </table:table-cell>
          <table:table-cell table:style-name="ce4" table:formula="of:=[.C20]/100" office:value-type="float" office:value="0.6" calcext:value-type="float">
            <text:p>0,60</text:p>
          </table:table-cell>
          <table:table-cell table:style-name="ce4" table:formula="of:=(0.034*[.A20]*[.A20]*[.A20]*[.A20])+(-0.424*[.A20]*[.A20]*[.A20])+(1.76*[.A20]*[.A20])-(3.127*[.A20])+2.388" office:value-type="float" office:value="0.597577892885154" calcext:value-type="float">
            <text:p>0,60</text:p>
          </table:table-cell>
          <table:table-cell table:style-name="ce5" table:formula="of:=[.E20]-[.D20]" office:value-type="float" office:value="-0.00242210711484592" calcext:value-type="float">
            <text:p>-0,002</text:p>
          </table:table-cell>
          <table:table-cell table:number-columns-repeated="1018"/>
        </table:table-row>
        <table:table-row table:style-name="ro2">
          <table:table-cell office:value-type="float" office:value="1.26" calcext:value-type="float">
            <text:p>1,26</text:p>
          </table:table-cell>
          <table:table-cell table:style-name="ce3" table:formula="of:=[.A21]/3.4*1023" office:value-type="float" office:value="379.111764705882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table:style-name="ce4" table:formula="of:=[.C21]/100" office:value-type="float" office:value="0.5" calcext:value-type="float">
            <text:p>0,50</text:p>
          </table:table-cell>
          <table:table-cell table:style-name="ce4" table:formula="of:=(0.034*[.A21]*[.A21]*[.A21]*[.A21])+(-0.424*[.A21]*[.A21]*[.A21])+(1.76*[.A21]*[.A21])-(3.127*[.A21])+2.388" office:value-type="float" office:value="0.479692683840001" calcext:value-type="float">
            <text:p>0,48</text:p>
          </table:table-cell>
          <table:table-cell table:style-name="ce5" table:formula="of:=[.E21]-[.D21]" office:value-type="float" office:value="-0.0203073161599994" calcext:value-type="float">
            <text:p>-0,020</text:p>
          </table:table-cell>
          <table:table-cell table:number-columns-repeated="1018"/>
        </table:table-row>
        <table:table-row table:style-name="ro2">
          <table:table-cell office:value-type="float" office:value="1.629" calcext:value-type="float">
            <text:p>1,629</text:p>
          </table:table-cell>
          <table:table-cell table:style-name="ce3" table:formula="of:=[.A22]/3.4*1023" office:value-type="float" office:value="490.137352941176" calcext:value-type="float">
            <text:p>490</text:p>
          </table:table-cell>
          <table:table-cell office:value-type="float" office:value="40" calcext:value-type="float">
            <text:p>40</text:p>
          </table:table-cell>
          <table:table-cell table:style-name="ce4" table:formula="of:=[.C22]/100" office:value-type="float" office:value="0.4" calcext:value-type="float">
            <text:p>0,40</text:p>
          </table:table-cell>
          <table:table-cell table:style-name="ce4" table:formula="of:=(0.034*[.A22]*[.A22]*[.A22]*[.A22])+(-0.424*[.A22]*[.A22]*[.A22])+(1.76*[.A22]*[.A22])-(3.127*[.A22])+2.388" office:value-type="float" office:value="0.371087494797954" calcext:value-type="float">
            <text:p>0,37</text:p>
          </table:table-cell>
          <table:table-cell table:style-name="ce5" table:formula="of:=[.E22]-[.D22]" office:value-type="float" office:value="-0.0289125052020461" calcext:value-type="float">
            <text:p>-0,029</text:p>
          </table:table-cell>
          <table:table-cell table:number-columns-repeated="1018"/>
        </table:table-row>
        <table:table-row table:style-name="ro2">
          <table:table-cell office:value-type="float" office:value="2.104" calcext:value-type="float">
            <text:p>2,104</text:p>
          </table:table-cell>
          <table:table-cell table:style-name="ce3" table:formula="of:=[.A23]/3.4*1023" office:value-type="float" office:value="633.056470588235" calcext:value-type="float">
            <text:p>633</text:p>
          </table:table-cell>
          <table:table-cell office:value-type="float" office:value="30" calcext:value-type="float">
            <text:p>30</text:p>
          </table:table-cell>
          <table:table-cell table:style-name="ce4" table:formula="of:=[.C23]/100" office:value-type="float" office:value="0.3" calcext:value-type="float">
            <text:p>0,30</text:p>
          </table:table-cell>
          <table:table-cell table:style-name="ce4" table:formula="of:=(0.034*[.A23]*[.A23]*[.A23]*[.A23])+(-0.424*[.A23]*[.A23]*[.A23])+(1.76*[.A23]*[.A23])-(3.127*[.A23])+2.388" office:value-type="float" office:value="0.317131110191104" calcext:value-type="float">
            <text:p>0,32</text:p>
          </table:table-cell>
          <table:table-cell table:style-name="ce5" table:formula="of:=[.E23]-[.D23]" office:value-type="float" office:value="0.0171311101911041" calcext:value-type="float">
            <text:p>0,017</text:p>
          </table:table-cell>
          <table:table-cell table:number-columns-repeated="1018"/>
        </table:table-row>
        <table:table-row table:style-name="ro2">
          <table:table-cell office:value-type="float" office:value="2.445" calcext:value-type="float">
            <text:p>2,445</text:p>
          </table:table-cell>
          <table:table-cell table:style-name="ce3" table:formula="of:=[.A24]/3.4*1023" office:value-type="float" office:value="735.657352941176" calcext:value-type="float">
            <text:p>736</text:p>
          </table:table-cell>
          <table:table-cell office:value-type="float" office:value="25" calcext:value-type="float">
            <text:p>25</text:p>
          </table:table-cell>
          <table:table-cell table:style-name="ce4" table:formula="of:=[.C24]/100" office:value-type="float" office:value="0.25" calcext:value-type="float">
            <text:p>0,25</text:p>
          </table:table-cell>
          <table:table-cell table:style-name="ce4" table:formula="of:=(0.034*[.A24]*[.A24]*[.A24]*[.A24])+(-0.424*[.A24]*[.A24]*[.A24])+(1.76*[.A24]*[.A24])-(3.127*[.A24])+2.388" office:value-type="float" office:value="0.281560661621251" calcext:value-type="float">
            <text:p>0,28</text:p>
          </table:table-cell>
          <table:table-cell table:style-name="ce5" table:formula="of:=[.E24]-[.D24]" office:value-type="float" office:value="0.0315606616212509" calcext:value-type="float">
            <text:p>0,032</text:p>
          </table:table-cell>
          <table:table-cell table:number-columns-repeated="1018"/>
        </table:table-row>
        <table:table-row table:style-name="ro2">
          <table:table-cell office:value-type="float" office:value="2.733" calcext:value-type="float">
            <text:p>2,733</text:p>
          </table:table-cell>
          <table:table-cell table:style-name="ce3" table:formula="of:=[.A25]/3.4*1023" office:value-type="float" office:value="822.311470588235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table:style-name="ce4" table:formula="of:=[.C25]/100" office:value-type="float" office:value="0.2" calcext:value-type="float">
            <text:p>0,20</text:p>
          </table:table-cell>
          <table:table-cell table:style-name="ce4" table:formula="of:=(0.034*[.A25]*[.A25]*[.A25]*[.A25])+(-0.424*[.A25]*[.A25]*[.A25])+(1.76*[.A25]*[.A25])-(3.127*[.A25])+2.388" office:value-type="float" office:value="0.229374758739713" calcext:value-type="float">
            <text:p>0,23</text:p>
          </table:table-cell>
          <table:table-cell table:style-name="ce5" table:formula="of:=[.E25]-[.D25]" office:value-type="float" office:value="0.0293747587397128" calcext:value-type="float">
            <text:p>0,029</text:p>
          </table:table-cell>
          <table:table-cell table:number-columns-repeated="1018"/>
        </table:table-row>
        <table:table-row table:style-name="ro2">
          <table:table-cell office:value-type="float" office:value="2.948" calcext:value-type="float">
            <text:p>2,948</text:p>
          </table:table-cell>
          <table:table-cell table:style-name="ce3" table:formula="of:=[.A26]/3.4*1023" office:value-type="float" office:value="887.001176470588" calcext:value-type="float">
            <text:p>887</text:p>
          </table:table-cell>
          <table:table-cell office:value-type="float" office:value="15" calcext:value-type="float">
            <text:p>15</text:p>
          </table:table-cell>
          <table:table-cell table:style-name="ce4" table:formula="of:=[.C26]/100" office:value-type="float" office:value="0.15" calcext:value-type="float">
            <text:p>0,15</text:p>
          </table:table-cell>
          <table:table-cell table:style-name="ce4" table:formula="of:=(0.034*[.A26]*[.A26]*[.A26]*[.A26])+(-0.424*[.A26]*[.A26]*[.A26])+(1.76*[.A26]*[.A26])-(3.127*[.A26])+2.388" office:value-type="float" office:value="0.170243618322948" calcext:value-type="float">
            <text:p>0,17</text:p>
          </table:table-cell>
          <table:table-cell table:style-name="ce5" table:formula="of:=[.E26]-[.D26]" office:value-type="float" office:value="0.0202436183229477" calcext:value-type="float">
            <text:p>0,020</text:p>
          </table:table-cell>
          <table:table-cell table:number-columns-repeated="1018"/>
        </table:table-row>
        <table:table-row table:style-name="ro2">
          <table:table-cell office:value-type="float" office:value="2.215" calcext:value-type="float">
            <text:p>2,215</text:p>
          </table:table-cell>
          <table:table-cell table:style-name="ce3" table:formula="of:=[.A27]/3.4*1023" office:value-type="float" office:value="666.45441176470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table:style-name="ce4" table:formula="of:=[.C27]/100" office:value-type="float" office:value="0.1" calcext:value-type="float">
            <text:p>0,10</text:p>
          </table:table-cell>
          <table:table-cell table:style-name="ce4" table:formula="of:=(0.034*[.A27]*[.A27]*[.A27]*[.A27])+(-0.424*[.A27]*[.A27]*[.A27])+(1.76*[.A27]*[.A27])-(3.127*[.A27])+2.388" office:value-type="float" office:value="0.307336216521251" calcext:value-type="float">
            <text:p>0,31</text:p>
          </table:table-cell>
          <table:table-cell table:style-name="ce5" table:formula="of:=[.E27]-[.D27]" office:value-type="float" office:value="0.207336216521251" calcext:value-type="float">
            <text:p>0,207</text:p>
          </table:table-cell>
          <table:table-cell table:number-columns-repeated="1018"/>
        </table:table-row>
        <table:table-row table:style-name="ro2">
          <table:table-cell office:value-type="float" office:value="1.775" calcext:value-type="float">
            <text:p>1,775</text:p>
          </table:table-cell>
          <table:table-cell table:style-name="ce3" table:formula="of:=[.A28]/3.4*1023" office:value-type="float" office:value="534.066176470588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table:style-name="ce4" table:formula="of:=[.C28]/100" office:value-type="float" office:value="0.05" calcext:value-type="float">
            <text:p>0,05</text:p>
          </table:table-cell>
          <table:table-cell table:style-name="ce4" table:formula="of:=(0.034*[.A28]*[.A28]*[.A28]*[.A28])+(-0.424*[.A28]*[.A28]*[.A28])+(1.76*[.A28]*[.A28])-(3.127*[.A28])+2.388" office:value-type="float" office:value="0.349013513281249" calcext:value-type="float">
            <text:p>0,35</text:p>
          </table:table-cell>
          <table:table-cell table:style-name="ce5" table:formula="of:=[.E28]-[.D28]" office:value-type="float" office:value="0.299013513281249" calcext:value-type="float">
            <text:p>0,29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5" table:formula="of:=MAX([.F2:.F26])" office:value-type="float" office:value="0.04389364194" calcext:value-type="float">
            <text:p>0,044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-00-00</text:date>, <text:time style:data-style-name="N2" text:time-value="21:37:37.795156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7:32:03.848052565</meta:creation-date>
    <dc:date>2016-10-24T21:42:22.451304346</dc:date>
    <meta:editing-duration>PT22M55S</meta:editing-duration>
    <meta:editing-cycles>4</meta:editing-cycles>
    <meta:generator>LibreOffice/4.3.3.2$Linux_ARM_EABI LibreOffice_project/430m0$Build-2</meta:generator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Sheet1.F2:Sheet1.F26" chart:error-lower-range="Sheet1.F2:Sheet1.F26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 chart:error-category="cell-range" chart:error-upper-range="Sheet1.F2:Sheet1.F26" chart:error-lower-range="Sheet1.F2:Sheet1.F2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2:Sheet1.F26" chart:error-lower-range="Sheet1.F2:Sheet1.F26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36cm" svg:height="9.006cm" xlink:href=".." xlink:type="simple" chart:class="chart:scatter" chart:column-mapping="0" chart:style-name="ch1">
        <chart:plot-area chart:style-name="ch2" table:cell-range-address="Sheet1.A2:Sheet1.A26 Sheet1.D2:Sheet1.D26" chart:data-source-has-labels="column" svg:x="0.434cm" svg:y="0.18cm" svg:width="20.868cm" svg:height="8.646cm">
          <chartooo:coordinate-region svg:x="1.426cm" svg:y="0.379cm" svg:width="19.61cm" svg:height="7.8cm"/>
          <chart:axis chart:dimension="x" chart:name="primary-x" chart:style-name="ch3" chartooo:axis-type="auto">
            <chart:categories table:cell-range-address="Sheet1.A2:Shee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6" chart:class="chart:scatter">
            <chart:domain table:cell-range-address="Sheet1.A2:Sheet1.A26"/>
            <chart:error-indicator chart:style-name="ch7" chart:dimension="y"/>
            <chart:data-point chart:repeated="8"/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24">
                <text:p>0</text:p>
                <draw:g>
                  <svg:desc>Sheet1.A2:Sheet1.A26</svg:desc>
                </draw:g>
              </table:table-cell>
              <table:table-cell office:value-type="float" office:value="0.024">
                <text:p>0.024</text:p>
                <draw:g>
                  <svg:desc>Sheet1.A2:Sheet1.A26</svg:desc>
                </draw:g>
              </table:table-cell>
              <table:table-cell office:value-type="float" office:value="2.3">
                <text:p>2.3</text:p>
                <draw:g>
                  <svg:desc>Sheet1.D2:Sheet1.D26</svg:desc>
                </draw:g>
              </table:table-cell>
              <table:table-cell office:value-type="float" office:value="0.0139599099043841">
                <text:p>0.0139599099043841</text:p>
                <draw:g>
                  <svg:desc>Sheet1.F2:Sheet1.F26</svg:desc>
                </draw:g>
              </table:table-cell>
              <table:table-cell office:value-type="float" office:value="0.0139599099043841">
                <text:p>0.0139599099043841</text:p>
                <draw:g>
                  <svg:desc>Sheet1.F2:Sheet1.F26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2.25">
                <text:p>2.25</text:p>
              </table:table-cell>
              <table:table-cell office:value-type="float" office:value="0.0157089510399997">
                <text:p>0.0157089510399997</text:p>
              </table:table-cell>
              <table:table-cell office:value-type="float" office:value="0.0157089510399997">
                <text:p>0.015708951039999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2.2">
                <text:p>2.2</text:p>
              </table:table-cell>
              <table:table-cell office:value-type="float" office:value="0.0359972124999999">
                <text:p>0.0359972124999999</text:p>
              </table:table-cell>
              <table:table-cell office:value-type="float" office:value="0.0359972124999999">
                <text:p>0.035997212499999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2.1">
                <text:p>2.1</text:p>
              </table:table-cell>
              <table:table-cell office:value-type="float" office:value="0.0205191347399998">
                <text:p>0.0205191347399998</text:p>
              </table:table-cell>
              <table:table-cell office:value-type="float" office:value="0.0205191347399998">
                <text:p>0.0205191347399998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2">
                <text:p>2</text:p>
              </table:table-cell>
              <table:table-cell office:value-type="float" office:value="-0.00310090587875012">
                <text:p>-0.00310090587875012</text:p>
              </table:table-cell>
              <table:table-cell office:value-type="float" office:value="-0.00310090587875012">
                <text:p>-0.00310090587875012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">
                <text:p>1.9</text:p>
              </table:table-cell>
              <table:table-cell office:value-type="float" office:value="-0.0202730761600001">
                <text:p>-0.0202730761600001</text:p>
              </table:table-cell>
              <table:table-cell office:value-type="float" office:value="-0.0202730761600001">
                <text:p>-0.0202730761600001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.8">
                <text:p>1.8</text:p>
              </table:table-cell>
              <table:table-cell office:value-type="float" office:value="-0.0431696620600002">
                <text:p>-0.0431696620600002</text:p>
              </table:table-cell>
              <table:table-cell office:value-type="float" office:value="-0.0431696620600002">
                <text:p>-0.0431696620600002</text:p>
              </table:table-cell>
            </table:table-row>
            <table:table-row>
              <table:table-cell office:value-type="float" office:value="0.277">
                <text:p>0</text:p>
              </table:table-cell>
              <table:table-cell office:value-type="float" office:value="0.277">
                <text:p>0.277</text:p>
              </table:table-cell>
              <table:table-cell office:value-type="float" office:value="1.7">
                <text:p>1.7</text:p>
              </table:table-cell>
              <table:table-cell office:value-type="float" office:value="-0.051947458051006">
                <text:p>-0.051947458051006</text:p>
              </table:table-cell>
              <table:table-cell office:value-type="float" office:value="-0.051947458051006">
                <text:p>-0.051947458051006</text:p>
              </table:table-cell>
            </table:table-row>
            <table:table-row>
              <table:table-cell office:value-type="float" office:value="0.317">
                <text:p>0</text:p>
              </table:table-cell>
              <table:table-cell office:value-type="float" office:value="0.317">
                <text:p>0.317</text:p>
              </table:table-cell>
              <table:table-cell office:value-type="float" office:value="1.6">
                <text:p>1.6</text:p>
              </table:table-cell>
              <table:table-cell office:value-type="float" office:value="-0.039561552181886">
                <text:p>-0.039561552181886</text:p>
              </table:table-cell>
              <table:table-cell office:value-type="float" office:value="-0.039561552181886">
                <text:p>-0.039561552181886</text:p>
              </table:table-cell>
            </table:table-row>
            <table:table-row>
              <table:table-cell office:value-type="float" office:value="0.357">
                <text:p>0</text:p>
              </table:table-cell>
              <table:table-cell office:value-type="float" office:value="0.357">
                <text:p>0.357</text:p>
              </table:table-cell>
              <table:table-cell office:value-type="float" office:value="1.5">
                <text:p>1.5</text:p>
              </table:table-cell>
              <table:table-cell office:value-type="float" office:value="-0.0227681898135661">
                <text:p>-0.0227681898135661</text:p>
              </table:table-cell>
              <table:table-cell office:value-type="float" office:value="-0.0227681898135661">
                <text:p>-0.0227681898135661</text:p>
              </table:table-cell>
            </table:table-row>
            <table:table-row>
              <table:table-cell office:value-type="float" office:value="0.404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1.4">
                <text:p>1.4</text:p>
              </table:table-cell>
              <table:table-cell office:value-type="float" office:value="-0.015100346205696">
                <text:p>-0.015100346205696</text:p>
              </table:table-cell>
              <table:table-cell office:value-type="float" office:value="-0.015100346205696">
                <text:p>-0.015100346205696</text:p>
              </table:table-cell>
            </table:table-row>
            <table:table-row>
              <table:table-cell office:value-type="float" office:value="0.453">
                <text:p>0</text:p>
              </table:table-cell>
              <table:table-cell office:value-type="float" office:value="0.453">
                <text:p>0.453</text:p>
              </table:table-cell>
              <table:table-cell office:value-type="float" office:value="1.3">
                <text:p>1.3</text:p>
              </table:table-cell>
              <table:table-cell office:value-type="float" office:value="-0.00534629810284604">
                <text:p>-0.00534629810284604</text:p>
              </table:table-cell>
              <table:table-cell office:value-type="float" office:value="-0.00534629810284604">
                <text:p>-0.00534629810284604</text:p>
              </table:table-cell>
            </table:table-row>
            <table:table-row>
              <table:table-cell office:value-type="float" office:value="0.492">
                <text:p>0</text:p>
              </table:table-cell>
              <table:table-cell office:value-type="float" office:value="0.492">
                <text:p>0.492</text:p>
              </table:table-cell>
              <table:table-cell office:value-type="float" office:value="1.2">
                <text:p>1.2</text:p>
              </table:table-cell>
              <table:table-cell office:value-type="float" office:value="0.0270443824112641">
                <text:p>0.0270443824112641</text:p>
              </table:table-cell>
              <table:table-cell office:value-type="float" office:value="0.0270443824112641">
                <text:p>0.0270443824112641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1.1">
                <text:p>1.1</text:p>
              </table:table-cell>
              <table:table-cell office:value-type="float" office:value="0.0331182124999998">
                <text:p>0.0331182124999998</text:p>
              </table:table-cell>
              <table:table-cell office:value-type="float" office:value="0.0331182124999998">
                <text:p>0.0331182124999998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0.04389364194">
                <text:p>0.04389364194</text:p>
              </table:table-cell>
              <table:table-cell office:value-type="float" office:value="0.04389364194">
                <text:p>0.04389364194</text:p>
              </table:table-cell>
            </table:table-row>
            <table:table-row>
              <table:table-cell office:value-type="float" office:value="0.692">
                <text:p>0</text:p>
              </table:table-cell>
              <table:table-cell office:value-type="float" office:value="0.692">
                <text:p>0.692</text:p>
              </table:table-cell>
              <table:table-cell office:value-type="float" office:value="0.9">
                <text:p>0.9</text:p>
              </table:table-cell>
              <table:table-cell office:value-type="float" office:value="0.0342106763248641">
                <text:p>0.0342106763248641</text:p>
              </table:table-cell>
              <table:table-cell office:value-type="float" office:value="0.0342106763248641">
                <text:p>0.0342106763248641</text:p>
              </table:table-cell>
            </table:table-row>
            <table:table-row>
              <table:table-cell office:value-type="float" office:value="0.788">
                <text:p>0</text:p>
              </table:table-cell>
              <table:table-cell office:value-type="float" office:value="0.788">
                <text:p>0.788</text:p>
              </table:table-cell>
              <table:table-cell office:value-type="float" office:value="0.8">
                <text:p>0.8</text:p>
              </table:table-cell>
              <table:table-cell office:value-type="float" office:value="0.022430027610624">
                <text:p>0.022430027610624</text:p>
              </table:table-cell>
              <table:table-cell office:value-type="float" office:value="0.022430027610624">
                <text:p>0.022430027610624</text:p>
              </table:table-cell>
            </table:table-row>
            <table:table-row>
              <table:table-cell office:value-type="float" office:value="0.904">
                <text:p>0</text:p>
              </table:table-cell>
              <table:table-cell office:value-type="float" office:value="0.904">
                <text:p>0.904</text:p>
              </table:table-cell>
              <table:table-cell office:value-type="float" office:value="0.7">
                <text:p>0.7</text:p>
              </table:table-cell>
              <table:table-cell office:value-type="float" office:value="0.00896316374630435">
                <text:p>0.00896316374630435</text:p>
              </table:table-cell>
              <table:table-cell office:value-type="float" office:value="0.00896316374630435">
                <text:p>0.00896316374630435</text:p>
              </table:table-cell>
            </table:table-row>
            <table:table-row>
              <table:table-cell office:value-type="float" office:value="1.047">
                <text:p/>
              </table:table-cell>
              <table:table-cell office:value-type="float" office:value="1.047">
                <text:p>1.047</text:p>
              </table:table-cell>
              <table:table-cell office:value-type="float" office:value="0.6">
                <text:p>0.6</text:p>
              </table:table-cell>
              <table:table-cell office:value-type="float" office:value="-0.00242210711484592">
                <text:p>-0.00242210711484592</text:p>
              </table:table-cell>
              <table:table-cell office:value-type="float" office:value="-0.00242210711484592">
                <text:p>-0.00242210711484592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  <table:table-cell office:value-type="float" office:value="-0.0203073161599994">
                <text:p>-0.0203073161599994</text:p>
              </table:table-cell>
              <table:table-cell office:value-type="float" office:value="-0.0203073161599994">
                <text:p>-0.0203073161599994</text:p>
              </table:table-cell>
            </table:table-row>
            <table:table-row>
              <table:table-cell office:value-type="float" office:value="1.629">
                <text:p/>
              </table:table-cell>
              <table:table-cell office:value-type="float" office:value="1.629">
                <text:p>1.629</text:p>
              </table:table-cell>
              <table:table-cell office:value-type="float" office:value="0.4">
                <text:p>0.4</text:p>
              </table:table-cell>
              <table:table-cell office:value-type="float" office:value="-0.0289125052020461">
                <text:p>-0.0289125052020461</text:p>
              </table:table-cell>
              <table:table-cell office:value-type="float" office:value="-0.0289125052020461">
                <text:p>-0.0289125052020461</text:p>
              </table:table-cell>
            </table:table-row>
            <table:table-row>
              <table:table-cell office:value-type="float" office:value="2.104">
                <text:p/>
              </table:table-cell>
              <table:table-cell office:value-type="float" office:value="2.104">
                <text:p>2.104</text:p>
              </table:table-cell>
              <table:table-cell office:value-type="float" office:value="0.3">
                <text:p>0.3</text:p>
              </table:table-cell>
              <table:table-cell office:value-type="float" office:value="0.0171311101911041">
                <text:p>0.0171311101911041</text:p>
              </table:table-cell>
              <table:table-cell office:value-type="float" office:value="0.0171311101911041">
                <text:p>0.0171311101911041</text:p>
              </table:table-cell>
            </table:table-row>
            <table:table-row>
              <table:table-cell office:value-type="float" office:value="2.445">
                <text:p/>
              </table:table-cell>
              <table:table-cell office:value-type="float" office:value="2.445">
                <text:p>2.445</text:p>
              </table:table-cell>
              <table:table-cell office:value-type="float" office:value="0.25">
                <text:p>0.25</text:p>
              </table:table-cell>
              <table:table-cell office:value-type="float" office:value="0.0315606616212509">
                <text:p>0.0315606616212509</text:p>
              </table:table-cell>
              <table:table-cell office:value-type="float" office:value="0.0315606616212509">
                <text:p>0.0315606616212509</text:p>
              </table:table-cell>
            </table:table-row>
            <table:table-row>
              <table:table-cell office:value-type="float" office:value="2.733">
                <text:p/>
              </table:table-cell>
              <table:table-cell office:value-type="float" office:value="2.733">
                <text:p>2.733</text:p>
              </table:table-cell>
              <table:table-cell office:value-type="float" office:value="0.2">
                <text:p>0.2</text:p>
              </table:table-cell>
              <table:table-cell office:value-type="float" office:value="0.0293747587397128">
                <text:p>0.0293747587397128</text:p>
              </table:table-cell>
              <table:table-cell office:value-type="float" office:value="0.0293747587397128">
                <text:p>0.0293747587397128</text:p>
              </table:table-cell>
            </table:table-row>
            <table:table-row>
              <table:table-cell office:value-type="float" office:value="2.948">
                <text:p/>
              </table:table-cell>
              <table:table-cell office:value-type="float" office:value="2.948">
                <text:p>2.948</text:p>
              </table:table-cell>
              <table:table-cell office:value-type="float" office:value="0.15">
                <text:p>0.15</text:p>
              </table:table-cell>
              <table:table-cell office:value-type="float" office:value="0.0202436183229477">
                <text:p>0.0202436183229477</text:p>
              </table:table-cell>
              <table:table-cell office:value-type="float" office:value="0.0202436183229477">
                <text:p>0.0202436183229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